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co52" style:family="table-column">
      <style:table-column-properties fo:break-before="auto" style:column-width="10.555cm"/>
    </style:style>
    <style:style style:name="co53" style:family="table-column">
      <style:table-column-properties fo:break-before="auto" style:column-width="13.22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name-asian="Luxi Sans1" style:font-size-asian="10pt" style:font-style-asian="normal" style:font-weight-asian="bold" style:font-name-complex="Luxi Sans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|cwidth=80px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office:forms form:automatic-focus="false" form:apply-design-mode="false"/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office:forms form:automatic-focus="false" form:apply-design-mode="false"/>
        <table:table-column table:style-name="co3" table:default-cell-style-name="ce39"/>
        <table:table-column table:style-name="co20" table:default-cell-style-name="ce39"/>
        <table:table-column table:style-name="co50" table:default-cell-style-name="ce39"/>
        <table:table-column table:style-name="co51" table:default-cell-style-name="ce39"/>
        <table:table-column table:style-name="co1" table:number-columns-repeated="6" table:default-cell-style-name="ce39"/>
        <table:table-column table:style-name="co52" table:default-cell-style-name="ce39"/>
        <table:table-column table:style-name="co1" table:default-cell-style-name="ce39"/>
        <table:table-column table:style-name="co53" table:default-cell-style-name="ce39"/>
        <table:table-column table:style-name="co1" table:number-columns-repeated="243" table:default-cell-style-name="ce39"/>
        <table:table-row table:style-name="ro3">
          <table:table-cell table:style-name="ce58" office:value-type="string">
            <text:p>// famille dossier</text:p>
          </table:table-cell>
          <table:table-cell table:style-name="ce58" table:number-columns-repeated="2"/>
          <table:table-cell table:style-name="ce63" office:value-type="string">
            <text:p>id</text:p>
          </table:table-cell>
          <table:table-cell table:style-name="ce63" office:value-type="string">
            <text:p>class</text:p>
          </table:table-cell>
          <table:table-cell table:style-name="ce58" office:value-type="string">
            <text:p>name</text:p>
          </table:table-cell>
          <table:table-cell table:style-name="ce58" table:number-columns-repeated="250"/>
        </table:table-row>
        <table:table-row table:style-name="ro3">
          <table:table-cell table:style-name="ce41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41" office:value-type="string">
            <text:p>TYPE</text:p>
          </table:table-cell>
          <table:table-cell table:style-name="ce41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36" office:value-type="string">
            <text:p>USEFOR</text:p>
          </table:table-cell>
          <table:table-cell table:style-name="ce3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4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4" office:value-type="string">
            <text:p>elink</text:p>
          </table:table-cell>
          <table:table-cell table:style-name="ce64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FRAME</text:p>
          </table:table-cell>
          <table:table-cell table:style-name="ce60"/>
          <table:table-cell table:style-name="ce60" office:value-type="string">
            <text:p>Forum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Titre</text:p>
          </table:table-cell>
          <table:table-cell table:number-columns-repeated="2" table:style-name="ce60" office:value-type="string">
            <text:p>Y</text:p>
          </table:table-cell>
          <table:table-cell table:style-name="ce60" office:value-type="string">
            <text:p>text</text:p>
          </table:table-cell>
          <table:table-cell table:style-name="ce60" table:formula="oooc:=[.H10]+10" office:value-type="float" office:value="20">
            <text:p>20</text:p>
          </table:table-cell>
          <table:table-cell table:style-name="ce60" office:value-type="string">
            <text:p>R</text:p>
          </table:table-cell>
          <table:table-cell table:style-name="ce60" table:number-columns-repeated="3"/>
          <table:table-cell table:style-name="ce60" office:value-type="string">
            <text:p>::formatString(Forum %s,FORUM_DOCTITLE)</text:p>
          </table:table-cell>
          <table:table-cell table:style-name="ce60"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60" table:formula="oooc:=[.H11]+10" office:value-type="float" office:value="30">
            <text:p>30</text:p>
          </table:table-cell>
          <table:table-cell table:style-name="ce60" office:value-type="string">
            <text:p>W</text:p>
          </table:table-cell>
          <table:table-cell table:style-name="ce60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ID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 Id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</text:p>
          </table:table-cell>
          <table:table-cell table:style-name="ce60" table:formula="oooc:=[.H12]+10" office:value-type="float" office:value="40">
            <text:p>40</text:p>
          </table:table-cell>
          <table:table-cell table:style-name="ce60" office:value-type="string">
            <text:p>H</text:p>
          </table:table-cell>
          <table:table-cell table:style-name="ce60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 table:number-rows-repeated="2">
          <table:table-cell table:style-name="ce60" table:number-columns-repeated="1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ISCUSS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Fil de discuss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ID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entré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6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LINK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rattachement 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7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36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TEXT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Tex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FLAG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Couleur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color</text:p>
          </table:table-cell>
          <table:table-cell table:style-name="ce60" table:formula="oooc:=[.H22]+10" office:value-type="float" office:value="170">
            <text:p>17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DATE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Da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stamp("%d/%m/%y %H:%M")</text:p>
          </table:table-cell>
          <table:table-cell table:style-name="ce60" table:formula="oooc:=[.H23]+10" office:value-type="float" office:value="180">
            <text:p>18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office:value-type="string">
            <text:p>DEFAULT</text:p>
          </table:table-cell>
          <table:table-cell table:style-name="ce61" office:value-type="string">
            <text:p>FORUM_D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table:style-name="ce62" office:value-type="string">
            <text:p>FORUM_D_USERID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table:style-name="ce62" office:value-type="string">
            <text:p>FORUM_D_ID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table:style-name="ce62" office:value-type="string">
            <text:p>FORUM_D_LINK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style-name="ce41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65" office:value-type="string">
            <text:p>// controle de vue pour le dossier</text:p>
          </table:table-cell>
          <table:table-cell table:style-name="ce65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2/10/2007</text:date>, <text:time>10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32:42</meta:creation-date>
    <dc:creator>Marc</dc:creator>
    <dc:date>2007-10-12T10:16:27</dc:date>
    <dc:language>fr-FR</dc:language>
    <meta:editing-cycles>54</meta:editing-cycles>
    <meta:editing-duration>PT13H31M30S</meta:editing-duration>
    <meta:user-defined meta:name="Info 1"/>
    <meta:user-defined meta:name="Info 2"/>
    <meta:user-defined meta:name="Info 3"/>
    <meta:user-defined meta:name="Info 4"/>
    <meta:document-statistic meta:table-count="17" meta:cell-count="2871"/>
  </office:meta>
</office:document-meta>
</file>